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fill-gradient-name="Gradient_20_1" draw:fill-hatch-name="Black_20_0_20_Degrees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cccccc" draw:fill-gradient-name="Gradient_20_1" draw:fill-hatch-name="Black_20_0_20_Degrees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3.261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2.276cm" svg:height="2.276cm" svg:x="0cm" svg:y="3.167cm">
          <text:p text:style-name="P1"><text:span text:style-name="T1">Id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2" draw:layer="layout" svg:width="2.276cm" svg:height="2.276cm" svg:x="3.225cm" svg:y="3.167cm">
          <text:p text:style-name="P1"><text:span text:style-name="T1">In</text:span></text:p>
          <text:p text:style-name="P1"><text:span text:style-name="T1">progre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3" draw:layer="layout" svg:width="2.277cm" svg:height="2.276cm" svg:x="6.504cm" svg:y="3.167cm">
          <text:p text:style-name="P1"><text:span text:style-name="T1">Alerting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4" draw:layer="layout" svg:width="2.275cm" svg:height="2.276cm" svg:x="9.785cm" svg:y="3.167cm">
          <text:p text:style-name="P1"><text:span text:style-name="T1">Connecte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5" draw:layer="layout" svg:width="2.277cm" svg:height="2.276cm" svg:x="12.998cm" svg:y="3.167cm">
          <text:p text:style-name="P1"><text:span text:style-name="T1">Dis-</text:span></text:p>
          <text:p text:style-name="P1"><text:span text:style-name="T1">connecte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line" svg:x1="2.276cm" svg:y1="4.304cm" svg:x2="3.225cm" svg:y2="4.304cm" draw:start-shape="id1" draw:start-glue-point="10" draw:end-shape="id2" draw:end-glue-point="6">
          <text:p/>
        </draw:connector>
        <draw:connector draw:style-name="gr2" draw:text-style-name="P3" draw:layer="layout" draw:type="line" svg:x1="5.501cm" svg:y1="4.304cm" svg:x2="6.504cm" svg:y2="4.304cm" draw:start-shape="id2" draw:start-glue-point="10" draw:end-shape="id3" draw:end-glue-point="6">
          <text:p/>
        </draw:connector>
        <draw:connector draw:style-name="gr2" draw:text-style-name="P3" draw:layer="layout" draw:type="line" svg:x1="8.781cm" svg:y1="4.304cm" svg:x2="9.785cm" svg:y2="4.304cm" draw:start-shape="id3" draw:start-glue-point="10" draw:end-shape="id4" draw:end-glue-point="6">
          <text:p/>
        </draw:connector>
        <draw:connector draw:style-name="gr2" draw:text-style-name="P3" draw:layer="layout" draw:type="line" svg:x1="12.06cm" svg:y1="4.304cm" svg:x2="12.998cm" svg:y2="4.304cm" draw:start-shape="id4" draw:start-glue-point="10" draw:end-shape="id5" draw:end-glue-point="6">
          <text:p/>
        </draw:connector>
        <draw:connector draw:style-name="gr2" draw:text-style-name="P4" draw:layer="layout" draw:type="curve" svg:x1="1.137cm" svg:y1="5.443cm" svg:x2="7.642cm" svg:y2="5.443cm" draw:start-shape="id1" draw:start-glue-point="8" draw:end-shape="id3" draw:end-glue-point="8">
          <text:p/>
        </draw:connector>
        <draw:connector draw:style-name="gr2" draw:text-style-name="P4" draw:layer="layout" draw:type="curve" draw:line-skew="0.334cm" svg:x1="1.137cm" svg:y1="5.443cm" svg:x2="10.922cm" svg:y2="5.443cm" draw:start-shape="id1" draw:start-glue-point="8" draw:end-shape="id4" draw:end-glue-point="8">
          <text:p/>
        </draw:connector>
        <draw:connector draw:style-name="gr2" draw:text-style-name="P4" draw:layer="layout" draw:type="curve" svg:x1="1.137cm" svg:y1="5.443cm" svg:x2="14.136cm" svg:y2="5.443cm" draw:start-shape="id1" draw:start-glue-point="8" draw:end-shape="id5" draw:end-glue-point="8">
          <text:p/>
        </draw:connector>
        <draw:connector draw:style-name="gr2" draw:text-style-name="P4" draw:layer="layout" draw:type="curve" svg:x1="4.362cm" svg:y1="5.443cm" svg:x2="10.922cm" svg:y2="5.443cm" draw:start-shape="id2" draw:start-glue-point="8" draw:end-shape="id4" draw:end-glue-point="8">
          <text:p/>
        </draw:connector>
        <draw:connector draw:style-name="gr2" draw:text-style-name="P4" draw:layer="layout" draw:type="curve" draw:line-skew="0.334cm" svg:x1="4.362cm" svg:y1="5.443cm" svg:x2="14.136cm" svg:y2="5.443cm" draw:start-shape="id2" draw:start-glue-point="8" draw:end-shape="id5" draw:end-glue-point="8">
          <text:p/>
        </draw:connector>
        <draw:connector draw:style-name="gr2" draw:text-style-name="P4" draw:layer="layout" draw:type="curve" svg:x1="7.642cm" svg:y1="5.443cm" svg:x2="14.136cm" svg:y2="5.443cm" draw:start-shape="id3" draw:start-glue-point="8" draw:end-shape="id5" draw:end-glue-point="8">
          <text:p/>
        </draw:connector>
        <draw:custom-shape draw:style-name="gr3" draw:text-style-name="P2" draw:id="id6" draw:layer="layout" svg:width="2.277cm" svg:height="2.276cm" svg:x="6.559cm" svg:y="0.133cm">
          <text:p text:style-name="P1"><text:span text:style-name="T1">Failed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line" svg:x1="1.137cm" svg:y1="3.167cm" svg:x2="6.559cm" svg:y2="1.27cm" draw:start-shape="id1" draw:start-glue-point="4" draw:end-shape="id6" draw:end-glue-point="6">
          <text:p/>
        </draw:connector>
        <draw:connector draw:style-name="gr2" draw:text-style-name="P3" draw:layer="layout" draw:type="line" svg:x1="4.362cm" svg:y1="3.167cm" svg:x2="6.891cm" svg:y2="2.075cm" draw:start-shape="id2" draw:start-glue-point="4" draw:end-shape="id6" draw:end-glue-point="7">
          <text:p/>
        </draw:connector>
        <draw:connector draw:style-name="gr2" draw:text-style-name="P3" draw:layer="layout" draw:type="line" svg:x1="7.642cm" svg:y1="3.167cm" svg:x2="7.697cm" svg:y2="2.409cm" draw:start-shape="id3" draw:start-glue-point="4" draw:end-shape="id6">
          <text:p/>
        </draw:connector>
        <draw:connector draw:style-name="gr2" draw:text-style-name="P3" draw:layer="layout" draw:type="line" svg:x1="10.922cm" svg:y1="3.167cm" svg:x2="8.501cm" svg:y2="2.075cm" draw:start-shape="id4" draw:start-glue-point="4" draw:end-shape="id6" draw:end-glue-point="9">
          <text:p/>
        </draw:connector>
        <draw:connector draw:style-name="gr2" draw:text-style-name="P3" draw:layer="layout" draw:type="line" svg:x1="8.836cm" svg:y1="1.27cm" svg:x2="14.136cm" svg:y2="3.167cm" draw:start-shape="id6" draw:start-glue-point="10" draw:end-shape="id5" draw:end-glue-point="4">
          <text:p/>
        </draw:connector>
        <draw:custom-shape draw:style-name="gr1" draw:text-style-name="P2" draw:layer="layout" svg:width="2.277cm" svg:height="2.276cm" svg:x="0cm" svg:y="0.133cm">
          <text:p text:style-name="P1"><text:span text:style-name="T1">Unknown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line draw:style-name="gr4" draw:text-style-name="P3" draw:layer="layout" svg:x1="2.604cm" svg:y1="0.17cm" svg:x2="2.604cm" svg:y2="2.366cm">
          <text:p/>
        </draw:line>
        <draw:frame draw:style-name="gr5" draw:text-style-name="P5" draw:layer="layout" svg:width="3.761cm" svg:height="2.018cm" svg:x="2.553cm" svg:y="0cm">
          <draw:text-box>
            <text:p text:style-name="P5">(except </text:p>
            <text:p text:style-name="P5">failed or </text:p>
            <text:p text:style-name="P5">disconnecte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3.4cm" fo:page-height="14.2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irgit Matthaei</meta:initial-creator>
    <meta:creation-date>2006-04-13T15:31:29</meta:creation-date>
    <dc:date>2006-05-15T10:42:29</dc:date>
    <dc:language>de-DE</dc:language>
    <meta:editing-cycles>4</meta:editing-cycles>
    <meta:editing-duration>PT28M4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